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Heading_20_1">
      <style:text-properties officeooo:paragraph-rsid="00122207"/>
    </style:style>
    <style:style style:name="P2" style:family="paragraph" style:parent-style-name="Text_20_body">
      <style:text-properties officeooo:paragraph-rsid="00122207"/>
    </style:style>
    <style:style style:name="P3" style:family="paragraph" style:parent-style-name="Heading_20_3">
      <style:text-properties officeooo:paragraph-rsid="0013ea43"/>
    </style:style>
    <style:style style:name="P4" style:family="paragraph" style:parent-style-name="Text_20_body" style:list-style-name="L1"/>
    <style:style style:name="P5" style:family="paragraph" style:parent-style-name="Text_20_body" style:list-style-name="L2"/>
    <style:style style:name="P6" style:family="paragraph" style:parent-style-name="Text_20_body" style:list-style-name="L3"/>
    <style:style style:name="P7" style:family="paragraph" style:parent-style-name="Text_20_body" style:list-style-name="L4"/>
    <style:style style:name="P8" style:family="paragraph" style:parent-style-name="Text_20_body" style:list-style-name="L5"/>
    <style:style style:name="P9" style:family="paragraph" style:parent-style-name="Text_20_body" style:list-style-name="L6"/>
    <style:style style:name="P10" style:family="paragraph" style:parent-style-name="Text_20_body" style:list-style-name="L7"/>
    <style:style style:name="P11" style:family="paragraph" style:parent-style-name="Text_20_body" style:list-style-name="L8"/>
    <style:style style:name="P12" style:family="paragraph" style:parent-style-name="Text_20_body" style:list-style-name="L9"/>
    <style:style style:name="P13" style:family="paragraph" style:parent-style-name="Text_20_body" style:list-style-name="L10"/>
    <style:style style:name="P14" style:family="paragraph" style:parent-style-name="Text_20_body" style:list-style-name="L11"/>
    <style:style style:name="P15" style:family="paragraph" style:parent-style-name="Text_20_body" style:list-style-name="L12"/>
    <style:style style:name="P16" style:family="paragraph" style:parent-style-name="Text_20_body" style:list-style-name="L13"/>
    <style:style style:name="P17" style:family="paragraph" style:parent-style-name="Text_20_body" style:list-style-name="L14"/>
    <style:style style:name="T1" style:family="text">
      <style:text-properties fo:font-size="16pt" style:font-size-asian="16pt" style:font-size-complex="16pt"/>
    </style:style>
    <style:style style:name="T2" style:family="text">
      <style:text-properties fo:font-size="14pt" fo:font-weight="normal" style:font-size-asian="14pt" style:font-weight-asian="normal" style:font-size-complex="14pt" style:font-weight-complex="normal"/>
    </style:style>
    <style:style style:name="T3" style:family="text">
      <style:text-properties officeooo:rsid="0013ea43"/>
    </style:style>
    <style:style style:name="T4" style:family="text">
      <style:text-properties style:text-underline-style="solid" style:text-underline-width="auto" style:text-underline-color="font-color"/>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Week 2 – The Security and Assurance of Salvation</text:h>
      <text:p text:style-name="Text_20_body"><text:span text:style-name="Strong_20_Emphasis">Day 1 – Knowing That You Are Saved</text:span></text:p>
      <text:p text:style-name="Text_20_body"><text:span text:style-name="Strong_20_Emphasis">Scripture Reading</text:span></text:p>
      <text:list text:style-name="L1">
        <text:list-item>
          <text:p text:style-name="P4"><text:span text:style-name="Emphasis">Acts 16:31</text:span> — “Believe on the Lord Jesus, and you shall be saved…”</text:p>
        </text:list-item>
        <text:list-item>
          <text:p text:style-name="P4"><text:span text:style-name="Emphasis">John 1:12–13</text:span> — “But as many as received Him, to them He gave the authority to become children of God, to those who believe in His name, who were born…of God.”</text:p>
        </text:list-item>
      </text:list>
      <text:p text:style-name="Horizontal_20_Line"/>
      <text:h text:style-name="Heading_20_3" text:outline-level="3">The Story</text:h>
      <text:p text:style-name="Text_20_body">One night in the city of Philippi, a jailer was terrified. An earthquake shook the prison, the doors opened, and he thought the prisoners had escaped. Ready to end his life, he was stopped by Paul who cried, <text:span text:style-name="Emphasis">“Do yourself no harm, we are all here!”</text:span> Trembling, the jailer asked, <text:span text:style-name="Emphasis">“What must I do to be saved?”</text:span> Paul answered simply: <text:span text:style-name="Emphasis">“Believe on the Lord Jesus, and you shall be saved.”</text:span></text:p>
      <text:p text:style-name="Text_20_body">That answer is the same for us today. Many people wonder if salvation is real or if it’s possible to know for sure. Some think salvation is uncertain—that we’ll only know at the end of life. Others think even if you are saved, you can lose it at any moment. But the Bible is clear: salvation is not a matter of guessing or waiting. It is something we can know and experience now, with full confidence.</text:p>
      <text:p text:style-name="Horizontal_20_Line"/>
      <text:h text:style-name="Heading_20_3" text:outline-level="3">What Happens When You Believe</text:h>
      <text:p text:style-name="Text_20_body">The Bible shows us that salvation is not delayed—it happens the moment you believe. It is not “believe today and maybe you’ll be saved later.” Instead, Acts 16:31 and Romans 10:10 teach that salvation comes immediately with believing. The two are joined together.</text:p>
      <text:p text:style-name="Text_20_body">Here’s what happens in that moment:</text:p>
      <text:list text:style-name="L2">
        <text:list-item>
          <text:p text:style-name="P5"><text:span text:style-name="Strong_20_Emphasis">You are forgiven</text:span> of your sins (Acts 10:43).</text:p>
        </text:list-item>
        <text:list-item>
          <text:p text:style-name="P5"><text:span text:style-name="Strong_20_Emphasis">You are washed</text:span> and made clean (1 Corinthians 6:11).</text:p>
        </text:list-item>
        <text:list-item>
          <text:p text:style-name="P5"><text:span text:style-name="Strong_20_Emphasis">You are justified</text:span>—declared righteous before God (Romans 5:1).</text:p>
        </text:list-item>
        <text:list-item>
          <text:p text:style-name="P5"><text:span text:style-name="Strong_20_Emphasis">You are set free</text:span> from judgment and curse (John 3:18; Galatians 3:13).</text:p>
        </text:list-item>
        <text:list-item>
          <text:p text:style-name="P5"><text:span text:style-name="Strong_20_Emphasis">You are reconciled</text:span>—brought back into relationship with God (Romans 5:10).</text:p>
        </text:list-item>
      </text:list>
      <text:p text:style-name="Text_20_body">This is called <text:span text:style-name="Emphasis">redemption</text:span>. The price of sin was paid by Jesus, and when you believe, His victory becomes yours.</text:p>
      <text:p text:style-name="Text_20_body">But that is not all. At the same moment, you are also <text:span text:style-name="Emphasis">regenerated</text:span>—given new life. John 1:12–13 tells us that those who believe are born of God and become His children. You receive God’s eternal life, and with it, the promise that you will never perish (John 3:16).</text:p>
      <text:p text:style-name="Text_20_body"><text:soft-page-break/>It’s like stepping from one world to another: John 5:24 says the believer has passed from death into life. No longer condemned, no longer waiting for judgment—you are alive in Christ now.</text:p>
      <text:p text:style-name="Horizontal_20_Line"/>
      <text:h text:style-name="Heading_20_3" text:outline-level="3">Assurance, Not Guesswork</text:h>
      <text:p text:style-name="Text_20_body">Maybe you have asked yourself, <text:span text:style-name="Emphasis">“Am I really saved? Did something truly happen when I believed?”</text:span> These doubts are common, especially for new believers. But God has not left us to wonder.</text:p>
      <text:p text:style-name="Text_20_body">Listen to His promise in <text:span text:style-name="Emphasis">1 John 5:13</text:span>:<text:line-break/><text:span text:style-name="Emphasis">“I have written these things to you who believe in the name of the Son of God, that you may know you have eternal life.”</text:span></text:p>
      <text:p text:style-name="Text_20_body">Notice—it doesn’t say “that you may feel” or “that you may hope.” It says, <text:span text:style-name="Emphasis">“that you may know.”</text:span> Your assurance is not built on your feelings, which change, but on God’s unchanging Word.</text:p>
      <text:p text:style-name="Horizontal_20_Line"/>
      <text:h text:style-name="Heading_20_3" text:outline-level="3">Reflection</text:h>
      <text:p text:style-name="Text_20_body">Salvation is not a vague hope; it is a living reality. When you believed in Jesus, you were forgiven, redeemed, born again, and given eternal life. You stepped out of death and into life. You are now a child of God, and you can know this with certainty—not because you always feel it, but because God has written it.</text:p>
      <text:p text:style-name="Horizontal_20_Line"/>
      <text:p text:style-name="Text_20_body"><text:span text:style-name="Strong_20_Emphasis"/></text:p>
      <text:h text:style-name="Heading_20_1" text:outline-level="1"><text:span text:style-name="Strong_20_Emphasis"><text:span text:style-name="T1">PERSONAL REFLECTION JOURNAL</text:span></text:span></text:h>
      <text:list text:style-name="L3">
        <text:list-item>
          <text:p text:style-name="P6">Do I believe and accept that I am saved now, not later?<text:line-break/>✍️ ___________________________________________________________</text:p>
          <text:p text:style-name="P6"/>
        </text:list-item>
        <text:list-item>
          <text:p text:style-name="P6">How does it feel to know I am a child of God today?<text:line-break/>✍️ ___________________________________________________________</text:p>
        </text:list-item>
      </text:list>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oft-page-break/><text:span text:style-name="Strong_20_Emphasis">Day 2 – How Can I Be Sure?</text:span></text:p>
      <text:p text:style-name="Text_20_body"><text:span text:style-name="Strong_20_Emphasis">Scripture Reading</text:span></text:p>
      <text:list text:style-name="L4">
        <text:list-item>
          <text:p text:style-name="P7"><text:span text:style-name="Emphasis">1 John 5:13</text:span> — “I have written these things to you that you may know that you have eternal life, to you who believe in the name of the Son of God.”</text:p>
        </text:list-item>
        <text:list-item>
          <text:p text:style-name="P7"><text:span text:style-name="Emphasis">Romans 8:16</text:span> — “The Spirit Himself witnesses with our spirit that we are children of God.”</text:p>
        </text:list-item>
        <text:list-item>
          <text:p text:style-name="P7"><text:span text:style-name="Emphasis">1 John 3:14</text:span> — “We know that we have passed out of death into life because we love the brothers. He who does not love abides in death.”</text:p>
        </text:list-item>
      </text:list>
      <text:p text:style-name="Horizontal_20_Line"/>
      <text:h text:style-name="Heading_20_3" text:outline-level="3">The Story</text:h>
      <text:p text:style-name="Text_20_body">Imagine a young believer named Daniel. He had just prayed to receive Christ, but doubts crept in: <text:span text:style-name="Emphasis">“What if I only imagined it? How do I know I am really saved?”</text:span></text:p>
      <text:p text:style-name="Text_20_body">He opened his Bible, and his eyes fell on 1 John 5:13. The words leapt off the page: <text:span text:style-name="Emphasis">“I have written these things to you…that you may know that you have eternal life.”</text:span> Daniel realized something: assurance doesn’t come from feelings but from God’s Word, which is unchanging and cannot lie.</text:p>
      <text:p text:style-name="Text_20_body">Like Daniel, every Christian may wonder at times, <text:span text:style-name="Emphasis">“Am I truly saved?”</text:span> The Bible gives us three strong proofs that remove uncertainty.</text:p>
      <text:p text:style-name="Horizontal_20_Line"/>
      <text:h text:style-name="Heading_20_3" text:outline-level="3">1. By the Word of God</text:h>
      <text:p text:style-name="Text_20_body">Our first assurance comes from what God has written. Unlike people who may break promises, God’s Word never fails (Numbers 23:19; Psalm 119:89). His promises are His will, signed and sealed for us.</text:p>
      <text:p text:style-name="Text_20_body">What does He say?</text:p>
      <text:list text:style-name="L5">
        <text:list-item>
          <text:p text:style-name="P8">Whoever believes in Jesus is saved (John 3:16).</text:p>
        </text:list-item>
        <text:list-item>
          <text:p text:style-name="P8">Whoever confesses Him as Lord and believes God raised Him is saved (Romans 10:9).</text:p>
        </text:list-item>
        <text:list-item>
          <text:p text:style-name="P8">Whoever calls on His name will be saved (Romans 10:13).</text:p>
        </text:list-item>
      </text:list>
      <text:p text:style-name="Text_20_body">If you have believed, confessed, and called on Him—then you are saved. God says so. That settles it.</text:p>
      <text:p text:style-name="Horizontal_20_Line"/>
      <text:h text:style-name="Heading_20_3" text:outline-level="3">2. By the Spirit’s Witness in Our Heart</text:h>
      <text:p text:style-name="Text_20_body">But God doesn’t just give us words on a page; He also confirms them inside us. Romans 8:16 says the Spirit bears witness with our spirit that we are children of God.</text:p>
      <text:p text:style-name="Text_20_body">Think of how naturally a child calls his father “Daddy.” In the same way, when we are born of God, we find ourselves saying “Abba, Father” to Him—not as a forced act, but as something sweet and natural. That inner warmth, that joy in prayer, is the Spirit whispering, <text:span text:style-name="Emphasis">“You are Mine.”</text:span></text:p>
      <text:p text:style-name="Horizontal_20_Line"/>
      <text:h text:style-name="Heading_20_3" text:outline-level="3"><text:soft-page-break/>3. By Our Love for Other Believers</text:h>
      <text:p text:style-name="Text_20_body">Finally, there is the proof of love. 1 John 3:14 says we know we have passed from death to life because we love the brothers and sisters in Christ. This love is not ordinary—it is divine. Suddenly, you care deeply for people you may never have noticed before. When you meet another believer, something inside says, <text:span text:style-name="Emphasis">“This is my family.”</text:span></text:p>
      <text:p text:style-name="Text_20_body">This love is evidence of God’s life in you. By believing, you receive eternal life. By loving, you see that life flowing out.</text:p>
      <text:p text:style-name="Horizontal_20_Line"/>
      <text:h text:style-name="Heading_20_3" text:outline-level="3">Reflection</text:h>
      <text:p text:style-name="Text_20_body">Our assurance of salvation stands on three pillars:</text:p>
      <text:list text:style-name="L6">
        <text:list-item>
          <text:p text:style-name="P9">God’s <text:span text:style-name="Strong_20_Emphasis">unchanging Word</text:span>—He promises you are saved.</text:p>
        </text:list-item>
        <text:list-item>
          <text:p text:style-name="P9">The <text:span text:style-name="Strong_20_Emphasis">Spirit’s witness</text:span> within—reminding you that you belong to Him.</text:p>
        </text:list-item>
        <text:list-item>
          <text:p text:style-name="P9">The <text:span text:style-name="Strong_20_Emphasis">proof of love</text:span>—your heart drawn to God’s people.</text:p>
        </text:list-item>
      </text:list>
      <text:p text:style-name="Text_20_body">Together, these give us confidence that our salvation is real and secure.</text:p>
      <text:p text:style-name="Text_20_body"/>
      <text:p text:style-name="Standard"/>
      <text:h text:style-name="P1" text:outline-level="1"><text:span text:style-name="Strong_20_Emphasis"><text:span text:style-name="T1">PERSONAL REFLECTION JOURNAL</text:span></text:span></text:h>
      <text:p text:style-name="P2">Which proof speaks strongest to me—God’s Word, Spirit inside, or love for others? Why?<text:line-break/>✍️ ___________________________________________________________<text:line-break/><text:line-break/>How can I grow stronger in showing love to my brothers and sisters?<text:line-break/>✍️ ___________________________________________________________</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Text_20_body"><text:soft-page-break/><text:span text:style-name="Strong_20_Emphasis">Day 3 – The Security of Salvation</text:span></text:p>
      <text:p text:style-name="Text_20_body"><text:span text:style-name="Strong_20_Emphasis">Scripture Reading</text:span></text:p>
      <text:list text:style-name="L7">
        <text:list-item>
          <text:p text:style-name="P10"><text:span text:style-name="Emphasis">James 1:17</text:span> — “…The Father of lights, with whom there is no variation or shadow cast by turning.”</text:p>
        </text:list-item>
        <text:list-item>
          <text:p text:style-name="P10"><text:span text:style-name="Emphasis">Romans 11:29</text:span> — “For the gracious gifts and the calling of God are irrevocable.”</text:p>
        </text:list-item>
      </text:list>
      <text:p text:style-name="Horizontal_20_Line"/>
      <text:h text:style-name="Heading_20_3" text:outline-level="3">The Story</text:h>
      <text:p text:style-name="Text_20_body">A little girl once asked her father, <text:span text:style-name="Emphasis">“Daddy, will you still love me if I make a mistake?”</text:span> The father bent down, hugged her, and said, <text:span text:style-name="Emphasis">“My love will never change, no matter what you do.”</text:span></text:p>
      <text:p text:style-name="Text_20_body">That is a picture of our Heavenly Father. When God saves us, He doesn’t do it halfway or with conditions. His salvation is eternal and unshakable. Many people worry, <text:span text:style-name="Emphasis">“What if I fail? What if I fall short? Could God change His mind about me?”</text:span> The Bible answers: No. Salvation is secure because it rests on God’s nature, not our performance.</text:p>
      <text:p text:style-name="Horizontal_20_Line"/>
      <text:h text:style-name="Heading_20_3" text:outline-level="3">1. Secured by God’s Unchanging Nature</text:h>
      <text:p text:style-name="Text_20_body">James 1:17 reminds us that unlike the sun, moon, or stars that shift and cast shadows, God never changes. He is always the same. If He has saved you, that salvation cannot be undone.</text:p>
      <text:p text:style-name="Horizontal_20_Line"/>
      <text:h text:style-name="Heading_20_3" text:outline-level="3">2. Secured by God’s Unchanging Will</text:h>
      <text:p text:style-name="Text_20_body">Before the world began, God chose you and planned for you to be His child (Ephesians 1:4–5, 11). Hebrews 6:17 says His counsel—His will—does not change. What He planned, He will finish. You were chosen, predestined, and called. That decision is eternal.</text:p>
      <text:p text:style-name="Horizontal_20_Line"/>
      <text:h text:style-name="Heading_20_3" text:outline-level="3">3. Secured by God’s Unfailing Love</text:h>
      <text:p text:style-name="Text_20_body">1 John 4:10 says salvation didn’t begin with our love for God but with His love for us. And Romans 8:39 says nothing can separate us from that love—not death, not life, not any power in the universe. His love is inseparable, and because His love is secure, our salvation is secure.</text:p>
      <text:p text:style-name="Horizontal_20_Line"/>
      <text:h text:style-name="P3" text:outline-level="3">4. Secured by God’s Irrevocable <text:span text:style-name="T3">(</text:span>not able to be changed, reversed, or recovered; final<text:span text:style-name="T3">) </text:span>Calling</text:h>
      <text:p text:style-name="Text_20_body">Romans 11:29 says God’s calling is irrevocable. He will not take it back. When He calls you into His family, it is forever.</text:p>
      <text:p text:style-name="Horizontal_20_Line"/>
      <text:h text:style-name="Heading_20_3" text:outline-level="3"><text:soft-page-break/>5. Secured by God’s Justification <text:span text:style-name="T3">(</text:span>the action of showing something to be right or reasonable: <text:span text:style-name="T3">)</text:span></text:h>
      <text:p text:style-name="Text_20_body">On the cross, Jesus satisfied God’s righteousness once for all. Because of this, God declares us righteous (Romans 3:26). Romans 8:33 asks, <text:span text:style-name="Emphasis">“Who can bring any charge against God’s chosen ones?”</text:span> The answer: no one. God Himself has justified us, and He cannot go back on His Word.</text:p>
      <text:p text:style-name="Horizontal_20_Line"/>
      <text:h text:style-name="Heading_20_3" text:outline-level="3">6. Secured by God’s Almighty Hand</text:h>
      <text:p text:style-name="Text_20_body">Jesus said in John 10:29, <text:span text:style-name="Emphasis">“No one can snatch them out of My Father’s hand.”</text:span> Imagine the strongest hand holding you tight—you are safe. No enemy, no sin, no failure is stronger than God’s grip.</text:p>
      <text:p text:style-name="Horizontal_20_Line"/>
      <text:h text:style-name="Heading_20_3" text:outline-level="3">Reflection</text:h>
      <text:p text:style-name="Text_20_body"><text:span text:style-name="T4">Your salvation rests on who God is, not on who you are.</text:span> He is unchanging, His will is unshakable, His love is inseparable, His calling is irrevocable, His justification is unchallengeable, and His hand is almighty. That means you can live with peace today: you are safe in Him forever.</text:p>
      <text:p text:style-name="Standard"/>
      <text:h text:style-name="P1" text:outline-level="1"><text:span text:style-name="Strong_20_Emphasis"><text:span text:style-name="T1">PERSONAL REFLECTION JOURNAL</text:span></text:span></text:h>
      <text:p text:style-name="P2"><text:span text:style-name="Strong_20_Emphasis"><text:span text:style-name="T2">What does it mean to me that God never changes?<text:line-break/>✍️ ___________________________________________________________<text:line-break/><text:line-break/>How does knowing God’s hand holds me forever give me peace?<text:line-break/>✍️ ___________________________________________________________</text:span></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Text_20_body"><text:span text:style-name="Strong_20_Emphasis">Day 4 – Eternal Security in Christ</text:span></text:p>
      <text:p text:style-name="Text_20_body"><text:span text:style-name="Strong_20_Emphasis">Scripture Reading</text:span></text:p>
      <text:list text:style-name="L8">
        <text:list-item>
          <text:p text:style-name="P11"><text:span text:style-name="Emphasis">John 10:28</text:span> — “And I give to them eternal life, and they shall by no means perish forever, and no one shall snatch them out of My hand.”</text:p>
        </text:list-item>
        <text:list-item>
          <text:p text:style-name="P11"><text:span text:style-name="Emphasis">John 6:37</text:span> — “All that the Father gives Me will come to Me, and him who comes to Me I shall by no means cast out.”</text:p>
        </text:list-item>
      </text:list>
      <text:p text:style-name="Horizontal_20_Line"/>
      <text:h text:style-name="Heading_20_3" text:outline-level="3">The Story</text:h>
      <text:p text:style-name="Text_20_body">A shepherd once said of his sheep, <text:span text:style-name="Emphasis">“When they are in my arms, they are safe. Even if danger comes, I will protect them.”</text:span></text:p>
      <text:p text:style-name="Text_20_body">Jesus, the Good Shepherd, says the same of us. When He gives eternal life, it is not temporary, not fragile, not conditional. It is His own life—God’s life. And that life keeps us secure forever.</text:p>
      <text:p text:style-name="Text_20_body">Many people struggle with fear: <text:span text:style-name="Emphasis">“What if I slip? What if I fail? Will Jesus cast me out?”</text:span> But listen to His words: <text:span text:style-name="Emphasis">“I give them eternal life…they shall never perish…and no one shall snatch them out of My hand.”</text:span> The Son holds you, and the Father holds you—two almighty hands guarding your soul.</text:p>
      <text:p text:style-name="Horizontal_20_Line"/>
      <text:h text:style-name="Heading_20_3" text:outline-level="3">1. By God’s Eternal Life</text:h>
      <text:p text:style-name="Text_20_body">Eternal life is not just long life; it is God’s life, without beginning or end. When Jesus gave you His life, He joined you to Himself forever. That bond cannot be broken. You are now in an eternal relationship with God—safe, secure, and unshakable.</text:p>
      <text:p text:style-name="Horizontal_20_Line"/>
      <text:h text:style-name="Heading_20_3" text:outline-level="3">2. By God’s New Covenant</text:h>
      <text:p text:style-name="Text_20_body">God also sealed His promise through the <text:span text:style-name="Strong_20_Emphasis">new covenant</text:span> (Hebrews 8:8–12). This covenant was made with the blood of Jesus (Matthew 26:28). It guarantees:</text:p>
      <text:list text:style-name="L9">
        <text:list-item>
          <text:p text:style-name="P12">Forgiveness of sins—God remembers them no more.</text:p>
        </text:list-item>
        <text:list-item>
          <text:p text:style-name="P12">His law written on our hearts.</text:p>
        </text:list-item>
        <text:list-item>
          <text:p text:style-name="P12">A living relationship: “I will be their God, and they shall be My people.”</text:p>
        </text:list-item>
        <text:list-item>
          <text:p text:style-name="P12">Direct knowledge of Him.</text:p>
        </text:list-item>
      </text:list>
      <text:p text:style-name="Text_20_body">This covenant is eternal (Hebrews 13:20). God does not break His promises; He is faithful. His covenant ensures our salvation remains secure.</text:p>
      <text:p text:style-name="Horizontal_20_Line"/>
      <text:h text:style-name="Heading_20_3" text:outline-level="3"><text:soft-page-break/>3. By Christ’s Perfect Redemption</text:h>
      <text:p text:style-name="Text_20_body">When Jesus died on the cross, He did not leave anything unfinished. Hebrews 10:14 declares: <text:span text:style-name="Emphasis">“By one offering He has perfected forever those who are being sanctified.”</text:span> His redemption is complete, eternal, and without flaw. That means no one can undo it, no sin can overpower it, and no accusation can cancel it (Romans 8:34).</text:p>
      <text:p text:style-name="Horizontal_20_Line"/>
      <text:h text:style-name="Heading_20_3" text:outline-level="3">4. By Christ’s Eternal Salvation</text:h>
      <text:p text:style-name="Text_20_body">Hebrews 5:9 says Christ became the source of <text:span text:style-name="Emphasis">eternal salvation</text:span>. His work on the cross is not bound by time—it carries eternal power, eternal forgiveness, eternal cleansing. Once received, it secures us forever.</text:p>
      <text:p text:style-name="Horizontal_20_Line"/>
      <text:h text:style-name="Heading_20_3" text:outline-level="3">5. By Christ’s Almighty Hand</text:h>
      <text:p text:style-name="Text_20_body">The Son’s hand is as strong as the Father’s. Together they guard our salvation. Nothing is stronger than God’s grip. Eternal life never runs dry, and God never loses hold of His children.</text:p>
      <text:p text:style-name="Horizontal_20_Line"/>
      <text:h text:style-name="Heading_20_3" text:outline-level="3">6. By Christ’s Unfailing Promise</text:h>
      <text:p text:style-name="Text_20_body">Finally, Jesus Himself promised: <text:span text:style-name="Emphasis">“Whoever comes to Me I will never cast out”</text:span> (John 6:37). That promise is unbreakable. If you have come to Him, He will not let you go.</text:p>
      <text:p text:style-name="Horizontal_20_Line"/>
      <text:h text:style-name="Heading_20_3" text:outline-level="3">Reflection</text:h>
      <text:p text:style-name="Text_20_body">From every angle—God’s life, God’s covenant, Christ’s redemption, Christ’s salvation, His mighty hand, and His unshakable promise—the message is clear: <text:span text:style-name="Strong_20_Emphasis">once saved, always saved</text:span>.</text:p>
      <text:p text:style-name="Text_20_body">You are not barely hanging on; you are held by God Himself. Eternal life is not fragile—it is secure, complete, and forever.</text:p>
      <text:p text:style-name="Standard"/>
      <text:p text:style-name="Standard"/>
      <text:h text:style-name="P1" text:outline-level="1"><text:span text:style-name="Strong_20_Emphasis"><text:span text:style-name="T1">PERSONAL REFLECTION JOURNAL</text:span></text:span></text:h>
      <text:p text:style-name="P2"><text:span text:style-name="Strong_20_Emphasis"><text:span text:style-name="T2">Which part of Christ’s security touches me most—eternal life, covenant, redemption, salvation, promise?<text:line-break/>✍️ ___________________________________________________________<text:line-break/><text:line-break/>How does Christ’s promise “I will never cast out” encourage me today?<text:line-break/>✍️ ___________________________________________________________</text:span></text:span></text:p>
      <text:p text:style-name="Standard"/>
      <text:p text:style-name="Standard"/>
      <text:p text:style-name="Standard"/>
      <text:p text:style-name="Standard"><text:soft-page-break/></text:p>
      <text:p text:style-name="Standard"/>
      <text:p text:style-name="Standard"/>
      <text:p text:style-name="Standard"/>
      <text:p text:style-name="Text_20_body"><text:span text:style-name="Strong_20_Emphasis">Day 5 – Salvation for the Whole Family</text:span></text:p>
      <text:p text:style-name="Text_20_body"><text:span text:style-name="Strong_20_Emphasis">Scripture Reading</text:span></text:p>
      <text:list text:style-name="L10">
        <text:list-item>
          <text:p text:style-name="P13"><text:span text:style-name="Emphasis">Luke 19:9</text:span> — “And Jesus said to him, Today salvation has come to this house.”</text:p>
        </text:list-item>
        <text:list-item>
          <text:p text:style-name="P13"><text:span text:style-name="Emphasis">Acts 16:31</text:span> — “Believe on the Lord Jesus, and you shall be saved, you and your household.”</text:p>
        </text:list-item>
      </text:list>
      <text:p text:style-name="Horizontal_20_Line"/>
      <text:h text:style-name="Heading_20_3" text:outline-level="3">The Story</text:h>
      <text:p text:style-name="Text_20_body">Zacchaeus, the tax collector, climbed a tree to see Jesus. That day, Jesus not only saved Zacchaeus but declared: <text:span text:style-name="Emphasis">“Today salvation has come to this house.”</text:span> Notice—Jesus didn’t just say “to this man,” but <text:span text:style-name="Emphasis">“to this house.”</text:span></text:p>
      <text:p text:style-name="Text_20_body">Years later, in a Philippian jail, another family would hear this truth. A jailer asked Paul and Silas, <text:span text:style-name="Emphasis">“What must I do to be saved?”</text:span> They answered, <text:span text:style-name="Emphasis">“Believe on the Lord Jesus, and you shall be saved—you and your household.”</text:span></text:p>
      <text:p text:style-name="Text_20_body">God’s heart has always been for families. His salvation is personal, but His unit of blessing is the household.</text:p>
      <text:p text:style-name="Horizontal_20_Line"/>
      <text:h text:style-name="Heading_20_3" text:outline-level="3">God’s Pattern of Household Salvation</text:h>
      <text:list text:style-name="L11">
        <text:list-item>
          <text:p text:style-name="P14"><text:span text:style-name="Strong_20_Emphasis">Noah and His Family</text:span><text:line-break/>When the flood came, God told Noah, <text:span text:style-name="Emphasis">“Enter the ark, you and all your house”</text:span> (Genesis 7:1). Noah obeyed, and his whole family—his wife, sons, and daughters-in-law—were saved. This shows God’s desire to save households, not just individuals.</text:p>
        </text:list-item>
        <text:list-item>
          <text:p text:style-name="P14"><text:span text:style-name="Strong_20_Emphasis">The Families of Israel at Passover</text:span><text:line-break/>In Egypt, God commanded each family to take <text:span text:style-name="Emphasis">a lamb for a house</text:span> (Exodus 12:3). The blood of that lamb saved every firstborn in the home. If one family was too small, they were to join their neighbor—another household. Again, the unit of salvation was the family.</text:p>
        </text:list-item>
        <text:list-item>
          <text:p text:style-name="P14"><text:span text:style-name="Strong_20_Emphasis">Rahab and Her Household</text:span><text:line-break/>Rahab sheltered the spies in Jericho and begged for her family’s safety. She asked that her father, mother, brothers, and sisters be spared (Joshua 2:12–13). When the city was destroyed, Joshua kept his promise: Rahab and her entire family were saved (Joshua 6:25).</text:p>
        </text:list-item>
      </text:list>
      <text:p text:style-name="Horizontal_20_Line"/>
      <text:h text:style-name="Heading_20_3" text:outline-level="3">Reflection</text:h>
      <text:p text:style-name="Text_20_body">God cares about your whole family. His desire is not just for you to believe, but for your household to experience His salvation. Just as Noah’s family entered the ark, as Israel’s families were covered by the lamb, and as Rahab’s family was spared from judgment—so God’s promise reaches to our homes today.</text:p>
      <text:p text:style-name="Text_20_body"><text:soft-page-break/>When you believed in Christ, God invited you to pray for your family and lead them to Him. His salvation is wide enough, strong enough, and eternal enough for your whole household.</text:p>
      <text:p text:style-name="Standard"/>
      <text:h text:style-name="P1" text:outline-level="1"><text:span text:style-name="Strong_20_Emphasis"><text:span text:style-name="T1">PERSONAL REFLECTION JOURNAL</text:span></text:span></text:h>
      <text:p text:style-name="P2"><text:span text:style-name="Strong_20_Emphasis"><text:span text:style-name="T2">Do I pray and believe for my family’s salvation like Noah, Israel, and Rahab?<text:line-break/>✍️ ___________________________________________________________<text:line-break/><text:line-break/>Who in my family needs Jesus most right now?<text:line-break/>✍️ ___________________________________________________________</text:span></text:span></text:p>
      <text:p text:style-name="P2"><text:span text:style-name="Strong_20_Emphasis"><text:span text:style-name="T2"/></text:span></text:p>
      <text:p text:style-name="P2"><text:span text:style-name="Strong_20_Emphasis"><text:span text:style-name="T2"/></text:span></text:p>
      <text:p text:style-name="P2"><text:span text:style-name="Strong_20_Emphasis"><text:span text:style-name="T2"/></text:span></text:p>
      <text:p text:style-name="P2"><text:span text:style-name="Strong_20_Emphasis"><text:span text:style-name="T2"/></text:span></text:p>
      <text:p text:style-name="P2"><text:span text:style-name="Strong_20_Emphasis"><text:span text:style-name="T2"/></text:span></text:p>
      <text:p text:style-name="P2"><text:span text:style-name="Strong_20_Emphasis"><text:span text:style-name="T2"/></text:span></text:p>
      <text:p text:style-name="P2"><text:span text:style-name="Strong_20_Emphasis"><text:span text:style-name="T2"/></text:span></text:p>
      <text:p text:style-name="P2"><text:span text:style-name="Strong_20_Emphasis"><text:span text:style-name="T2"/></text:span></text:p>
      <text:p text:style-name="P2"><text:span text:style-name="Strong_20_Emphasis"><text:span text:style-name="T2"/></text:span></text:p>
      <text:p text:style-name="P2"><text:span text:style-name="Strong_20_Emphasis"><text:span text:style-name="T2"/></text:span></text:p>
      <text:p text:style-name="P2"><text:span text:style-name="Strong_20_Emphasis"><text:span text:style-name="T2"/></text:span></text:p>
      <text:p text:style-name="P2"><text:span text:style-name="Strong_20_Emphasis"><text:span text:style-name="T2"/></text:span></text:p>
      <text:p text:style-name="P2"><text:span text:style-name="Strong_20_Emphasis"><text:span text:style-name="T2"/></text:span></text:p>
      <text:p text:style-name="P2"><text:span text:style-name="Strong_20_Emphasis"><text:span text:style-name="T2"/></text:span></text:p>
      <text:p text:style-name="P2"><text:span text:style-name="Strong_20_Emphasis"><text:span text:style-name="T2"/></text:span></text:p>
      <text:p text:style-name="P2"><text:span text:style-name="Strong_20_Emphasis"><text:span text:style-name="T2"/></text:span></text:p>
      <text:p text:style-name="P2"><text:span text:style-name="Strong_20_Emphasis"><text:span text:style-name="T2"/></text:span></text:p>
      <text:p text:style-name="P2"><text:span text:style-name="Strong_20_Emphasis"><text:span text:style-name="T2"/></text:span></text:p>
      <text:p text:style-name="P2"><text:span text:style-name="Strong_20_Emphasis"><text:span text:style-name="T2"/></text:span></text:p>
      <text:p text:style-name="P2"><text:span text:style-name="Strong_20_Emphasis"><text:span text:style-name="T2"/></text:span></text:p>
      <text:p text:style-name="P2"><text:span text:style-name="Strong_20_Emphasis"><text:span text:style-name="T2"/></text:span></text:p>
      <text:p text:style-name="P2"><text:soft-page-break/><text:span text:style-name="Strong_20_Emphasis"><text:span text:style-name="T2"/></text:span></text:p>
      <text:p text:style-name="P2"><text:span text:style-name="Strong_20_Emphasis"><text:span text:style-name="T2"/></text:span></text:p>
      <text:p text:style-name="Standard"/>
      <text:p text:style-name="Text_20_body"><text:span text:style-name="Strong_20_Emphasis">Day 6 – Salvation for the Household (New Testament Stories)</text:span></text:p>
      <text:p text:style-name="Text_20_body"><text:span text:style-name="Strong_20_Emphasis">Scripture Reading</text:span></text:p>
      <text:list text:style-name="L12">
        <text:list-item>
          <text:p text:style-name="P15"><text:span text:style-name="Emphasis">Luke 19:9</text:span> — “And Jesus said to him, Today salvation has come to this house.”</text:p>
        </text:list-item>
        <text:list-item>
          <text:p text:style-name="P15"><text:span text:style-name="Emphasis">Acts 11:14</text:span> — “You shall be saved, you and all your household.”</text:p>
        </text:list-item>
      </text:list>
      <text:p text:style-name="Horizontal_20_Line"/>
      <text:h text:style-name="Heading_20_3" text:outline-level="3">The Story</text:h>
      <text:p text:style-name="Text_20_body">When Zacchaeus came down from the sycamore tree, Jesus said: <text:span text:style-name="Emphasis">“Today salvation has come to this house.”</text:span> It was not just Zacchaeus who was touched—it was his whole family. The presence of Jesus in one life overflowed into an entire household.</text:p>
      <text:p text:style-name="Text_20_body">This same pattern continues in the New Testament. God delights to save not only individuals but families. His heart is big enough to embrace households together.</text:p>
      <text:p text:style-name="Horizontal_20_Line"/>
      <text:h text:style-name="Heading_20_3" text:outline-level="3">1. Zacchaeus the Tax Collector</text:h>
      <text:p text:style-name="Text_20_body">In Luke 19, Zacchaeus welcomed Jesus into his home. That day, Jesus announced that salvation had come to <text:span text:style-name="Emphasis">his house</text:span>. God’s salvation was not for Zacchaeus alone but for everyone under his roof.</text:p>
      <text:p text:style-name="Horizontal_20_Line"/>
      <text:h text:style-name="Heading_20_3" text:outline-level="3">2. Cornelius the Centurion</text:h>
      <text:p text:style-name="Text_20_body">Cornelius was a Roman soldier, yet he feared God and prayed earnestly. When Peter came to his house, Cornelius had already gathered his relatives and close friends (Acts 10:24). As Peter preached, the Holy Spirit fell on all who listened, and the whole household was baptized (Acts 10:44, 48). Cornelius not only received salvation but extended it to those closest to him.</text:p>
      <text:p text:style-name="Horizontal_20_Line"/>
      <text:h text:style-name="Heading_20_3" text:outline-level="3">3. Lydia of Philippi</text:h>
      <text:p text:style-name="Text_20_body">Lydia, a businesswoman and worshiper of God, heard Paul’s message by the riverside (Acts 16:14). The Lord opened her heart, and she believed. Immediately, she and her whole household were baptized. Once again, salvation touched an entire family.</text:p>
      <text:p text:style-name="Horizontal_20_Line"/>
      <text:h text:style-name="Heading_20_3" text:outline-level="3">4. The Philippian Jailer</text:h>
      <text:p text:style-name="Text_20_body">Perhaps the most dramatic example is the Philippian jailer. After the earthquake shook the prison, he cried out, <text:span text:style-name="Emphasis">“What must I do to be saved?”</text:span> Paul and Silas answered, <text:span text:style-name="Emphasis">“Believe in the Lord Jesus, and you shall be saved, you and your household.”</text:span> That very night, he washed their wounds, believed, and he and his whole family were baptized together (Acts 16:32–33).</text:p>
      <text:p text:style-name="Horizontal_20_Line"><text:soft-page-break/></text:p>
      <text:h text:style-name="Heading_20_3" text:outline-level="3">5. Other Families</text:h>
      <text:p text:style-name="Text_20_body">The New Testament records more households: the royal official’s family in Cana (John 4:53), Crispus the synagogue ruler and his household (Acts 18:8), and the household of Stephanas in Corinth (1 Corinthians 1:16). Each story confirms God’s heart: <text:span text:style-name="Strong_20_Emphasis">the family is the unit of His salvation.</text:span></text:p>
      <text:p text:style-name="Horizontal_20_Line"/>
      <text:h text:style-name="Heading_20_3" text:outline-level="3">The Issue of Salvation</text:h>
      <text:p text:style-name="Text_20_body">Joshua, near the end of his life, declared to Israel: <text:span text:style-name="Emphasis">“But as for me and my house, we will serve the Lord”</text:span> (Joshua 24:15). That is the natural outcome of household salvation—families not only saved but also united in serving God.</text:p>
      <text:p text:style-name="Horizontal_20_Line"/>
      <text:h text:style-name="Heading_20_3" text:outline-level="3">Reflection</text:h>
      <text:p text:style-name="Text_20_body">Salvation is personal, but it is also communal. God’s desire is not just to save you, but to save your family. Every time one person believes, the door opens for the whole household. As Zacchaeus, Cornelius, Lydia, and the jailer discovered, salvation is contagious—it spreads from one heart to many.</text:p>
      <text:p text:style-name="Text_20_body">May our declaration echo Joshua’s: <text:span text:style-name="Strong_20_Emphasis">“As for me and my house, we will serve the Lord.”</text:span></text:p>
      <text:p text:style-name="Standard"/>
      <text:h text:style-name="P1" text:outline-level="1"><text:span text:style-name="Strong_20_Emphasis"><text:span text:style-name="T1">PERSONAL REFLECTION JOURNAL</text:span></text:span></text:h>
      <text:p text:style-name="P2"><text:span text:style-name="Strong_20_Emphasis"><text:span text:style-name="T2">What can I learn from Cornelius, Lydia, and the jailer about sharing faith with my family?<text:line-break/>✍️ ___________________________________________________________<text:line-break/><text:line-break/>How can I declare with Joshua: “As for me and my house, we will serve the Lord”?<text:line-break/>✍️ ___________________________________________________________</text:span></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Text_20_body"><text:span text:style-name="Strong_20_Emphasis">Day 7 – Review and Reflection</text:span></text:p>
      <text:p text:style-name="Horizontal_20_Line"/>
      <text:h text:style-name="Heading_20_3" text:outline-level="3">Recap of the Week</text:h>
      <text:p text:style-name="Text_20_body">This week we learned that salvation is not uncertain or fragile—it is secure, eternal, and assured. Here are the key truths:</text:p>
      <text:list text:style-name="L13">
        <text:list-item>
          <text:p text:style-name="P16"><text:span text:style-name="Strong_20_Emphasis">Knowing You Are Saved (Day 1)</text:span> – The moment you believe in Jesus, you are forgiven, redeemed, and born again. Assurance comes from God’s Word, not feelings.</text:p>
        </text:list-item>
        <text:list-item>
          <text:p text:style-name="P16"><text:span text:style-name="Strong_20_Emphasis">Three Proofs of Assurance (Day 2)</text:span> – We know we are saved by (1) God’s unchanging Word, (2) the Spirit’s witness in our hearts, and (3) our love for fellow believers.</text:p>
        </text:list-item>
        <text:list-item>
          <text:p text:style-name="P16"><text:span text:style-name="Strong_20_Emphasis">The Security of Salvation (Day 3)</text:span> – Our salvation is secured by God Himself: His unchanging nature, will, love, calling, justification, and almighty hand.</text:p>
        </text:list-item>
        <text:list-item>
          <text:p text:style-name="P16"><text:span text:style-name="Strong_20_Emphasis">Eternal Security in Christ (Day 4)</text:span> – Christ Himself guarantees our salvation through His eternal life, His new covenant, His perfect redemption, His eternal salvation, His almighty hand, and His unfailing promise.</text:p>
        </text:list-item>
        <text:list-item>
          <text:p text:style-name="P16"><text:span text:style-name="Strong_20_Emphasis">Salvation for Families – Part 1 (Day 5)</text:span> – God’s plan includes households. From Noah to Israel to Rahab, God shows that His salvation is for families, not just individuals.</text:p>
        </text:list-item>
        <text:list-item>
          <text:p text:style-name="P16"><text:span text:style-name="Strong_20_Emphasis">Salvation for Families – Part 2 (Day 6)</text:span> – In the New Testament, Zacchaeus, Cornelius, Lydia, and the Philippian jailer all saw their whole households saved. God’s desire is: <text:span text:style-name="Emphasis">“You and your household shall be saved.”</text:span></text:p>
        </text:list-item>
        <text:list-item>
          <text:p text:style-name="P16"><text:span text:style-name="Strong_20_Emphasis">The Result of Salvation (Today)</text:span> – Like Joshua declared, <text:span text:style-name="Emphasis">“As for me and my house, we will serve the Lord”</text:span> (Joshua 24:15). Salvation leads not only to security but also to joyful service as a family.</text:p>
        </text:list-item>
      </text:list>
      <text:p text:style-name="Horizontal_20_Line"/>
      <text:h text:style-name="Heading_20_3" text:outline-level="3">Quiz for Reflection</text:h>
      <text:p text:style-name="Text_20_body">Take a few minutes to test your understanding of this week:</text:p>
      <text:p text:style-name="Text_20_body"><text:span text:style-name="Strong_20_Emphasis">1. True or False:</text:span><text:line-break/>Salvation begins when you believe but is only completed at the end of your life.</text:p>
      <text:p text:style-name="Text_20_body"><text:span text:style-name="Strong_20_Emphasis">2. Fill in the Blank:</text:span><text:line-break/>According to <text:span text:style-name="Emphasis">Romans 8:16</text:span>, the Spirit Himself ______ with our spirit that we are children of God.</text:p>
      <text:p text:style-name="Text_20_body"><text:span text:style-name="Strong_20_Emphasis">3. Multiple Choice:</text:span><text:line-break/>Which of the following is NOT one of the ways God secures our salvation?<text:line-break/>a) His unchanging will<text:line-break/>b) His inseparable love<text:line-break/>c) Our own good works<text:line-break/>d) His almighty hand</text:p>
      <text:p text:style-name="Text_20_body"><text:soft-page-break/><text:span text:style-name="Strong_20_Emphasis">4. Short Answer:</text:span><text:line-break/>Name one Old Testament family and one New Testament family that were saved together.</text:p>
      <text:p text:style-name="Text_20_body"><text:span text:style-name="Strong_20_Emphasis">5. Reflection Question:</text:span><text:line-break/>What step can you take this week to share God’s salvation with your own family?</text:p>
      <text:p text:style-name="Horizontal_20_Line"/>
      <text:p text:style-name="Text_20_body">✅ <text:span text:style-name="Strong_20_Emphasis">Answers</text:span> (check yourself):</text:p>
      <text:list text:style-name="L14">
        <text:list-item>
          <text:p text:style-name="P17">False — Salvation happens immediately when we believe (Acts 16:31).</text:p>
        </text:list-item>
        <text:list-item>
          <text:p text:style-name="P17">Witnesses — The Spirit witnesses with our spirit.</text:p>
        </text:list-item>
        <text:list-item>
          <text:p text:style-name="P17">c) Our own good works.</text:p>
        </text:list-item>
        <text:list-item>
          <text:p text:style-name="P17">Old Testament: Noah’s family, Israel at Passover, or Rahab’s family. New Testament: Zacchaeus, Cornelius, Lydia, or the Philippian jailer.</text:p>
        </text:list-item>
        <text:list-item>
          <text:p text:style-name="P17">(Personal reflection — answers will vary.)</text:p>
        </text:list-item>
      </text:list>
      <text:p text:style-name="Horizontal_20_Line"/>
      <text:h text:style-name="Heading_20_3" text:outline-level="3">Closing Prayer</text:h>
      <text:p text:style-name="Text_20_body">“Lord Jesus, thank You for the eternal security of our salvation. Thank You that we are safe in Your hands and nothing can separate us from Your love. Help us to live with confidence, to love others, and to lead our families to You. As for me and my house, we will serve the Lord. Amen.”</text:p>
      <text:p text:style-name="Standard"/>
      <text:p text:style-name="Standard"/>
      <text:h text:style-name="P1" text:outline-level="1"><text:span text:style-name="Strong_20_Emphasis"><text:span text:style-name="T1">PERSONAL REFLECTION JOURNAL</text:span></text:span></text:h>
      <text:p text:style-name="P2">After this week, do I feel more secure in my salvation? Why?<text:line-break/>✍️ ___________________________________________________________<text:line-break/><text:line-break/>What step will I take this week to share salvation with my family or friends?<text:line-break/>✍️ ___________________________________________________________</text:p>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9-05T19:34:47.334000000</meta:creation-date>
    <dc:date>2025-09-22T21:44:43.241000000</dc:date>
    <meta:editing-duration>PT2H35M7S</meta:editing-duration>
    <meta:editing-cycles>2</meta:editing-cycles>
    <meta:generator>EasyOffice/7.6.2.1.0$Windows_X86_64 LibreOffice_project/0bc4d647150f05f02b71ccb5539a4012b57f1faf</meta:generator>
    <meta:document-statistic meta:table-count="0" meta:image-count="0" meta:object-count="0" meta:page-count="14" meta:paragraph-count="179" meta:word-count="3716" meta:character-count="21540" meta:non-whitespace-character-count="18053"/>
  </office:meta>
</office:document-meta>
</file>